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11.933cm"/>
    </style:style>
    <style:style style:name="Tabella9.4" style:family="table-row">
      <style:table-row-properties style:min-row-height="0.157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0fe01b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fo:font-weight="bold" officeooo:paragraph-rsid="000c4d51" style:font-weight-asian="bold" style:font-weight-complex="bold"/>
    </style:style>
    <style:style style:name="P6" style:family="paragraph" style:parent-style-name="Text_20_body">
      <style:text-properties officeooo:rsid="000da795" officeooo:paragraph-rsid="000da795"/>
    </style:style>
    <style:style style:name="P7" style:family="paragraph" style:parent-style-name="Text_20_body">
      <style:text-properties officeooo:rsid="000f2476" officeooo:paragraph-rsid="000f2476"/>
    </style:style>
    <style:style style:name="P8" style:family="paragraph" style:parent-style-name="Text_20_body">
      <style:text-properties officeooo:rsid="000f2476" officeooo:paragraph-rsid="000c4d51"/>
    </style:style>
    <style:style style:name="P9" style:family="paragraph" style:parent-style-name="Text_20_body">
      <style:text-properties officeooo:rsid="000f2476" officeooo:paragraph-rsid="000fe01b"/>
    </style:style>
    <style:style style:name="P10" style:family="paragraph" style:parent-style-name="Text_20_body">
      <style:text-properties officeooo:rsid="000e872d" officeooo:paragraph-rsid="000c4d51"/>
    </style:style>
    <style:style style:name="P11" style:family="paragraph" style:parent-style-name="Text_20_body">
      <style:text-properties officeooo:rsid="000fe01b" officeooo:paragraph-rsid="000fe01b"/>
    </style:style>
    <style:style style:name="P12" style:family="paragraph" style:parent-style-name="Text_20_body">
      <style:text-properties officeooo:rsid="0010af9c" officeooo:paragraph-rsid="000fe01b"/>
    </style:style>
    <style:style style:name="P13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140577"/>
    </style:style>
    <style:style style:name="T7" style:family="text">
      <style:text-properties officeooo:rsid="0016a6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5">Nome scenario:</text:p>
          </table:table-cell>
          <table:table-cell table:style-name="Tabella9.B1" office:value-type="string">
            <text:p text:style-name="P6">Visualizza Situazione Bando Utente (ricerca <text:span text:style-name="T5">per</text:span> Nome)</text:p>
          </table:table-cell>
        </table:table-row>
        <table:table-row table:style-name="Tabella9.2">
          <table:table-cell table:style-name="Tabella9.A2" office:value-type="string">
            <text:p text:style-name="P5">Istanza degli attori partecipanti</text:p>
          </table:table-cell>
          <table:table-cell table:style-name="Tabella9.B2" office:value-type="string">
            <text:p text:style-name="P6">Giulio, Amministratore</text:p>
          </table:table-cell>
        </table:table-row>
        <table:table-row table:style-name="Tabella9.3">
          <table:table-cell table:style-name="Tabella9.A2" office:value-type="string">
            <text:p text:style-name="P1"><text:span text:style-name="T1">Flusso degli eventi</text:span> </text:p>
          </table:table-cell>
          <table:table-cell table:style-name="Tabella9.B2" office:value-type="string">
            <text:p text:style-name="P2">1 <text:span text:style-name="T2">Giulio è nella sua area personale del sistema <text:s/>'Amministratore' per </text:span><text:span text:style-name="T3">visualizzare se Maria Aquino, </text:span><text:span text:style-name="T6">mamma di un bambino di 24 mesi, in seguito ad una richiesta di rettifica,</text:span><text:span text:style-name="T3"> risultata idonea al Bando di accettazione dell'asilo Nido</text:span></text:p>
            <text:p text:style-name="P8"/>
            <text:p text:style-name="P2">2 <text:span text:style-name="T6">Giulio s</text:span><text:span text:style-name="T2">eleziona <text:s/>'Bando' </text:span></text:p>
            <text:p text:style-name="P10"/>
            <text:p text:style-name="P2">3 <text:span text:style-name="T2">@silo mostra l'interfaccia richiesta </text:span><text:span text:style-name="T3">da Giulio</text:span></text:p>
            <text:p text:style-name="P8"/>
            <text:p text:style-name="P2">4 <text:span text:style-name="T2">Giulio scrive il nome “Maria Aquino” all'interno del campo </text:span><text:span text:style-name="T7">apposito</text:span></text:p>
            <text:p text:style-name="P10"/>
            <text:p text:style-name="P7">5 Avvia <text:span text:style-name="T7">la </text:span><text:s/>Ricerca</text:p>
            <text:p text:style-name="P7"/>
            <text:p text:style-name="P7">6 @silo elabora le informazione ricevute e visualizza una lista ordinata con le relative informazioni</text:p>
            <text:p text:style-name="P7"/>
            <text:p text:style-name="P3"><text:span text:style-name="T3">7 Giulio osserva la lista e verifica </text:span><text:span text:style-name="T4">nella sezione 'Idoneità' </text:span></text:p>
            <text:p text:style-name="P11"/>
            <text:p text:style-name="P3"><text:span text:style-name="T4">8 Visualizza la scritta 'CONCESSA' </text:span><text:span text:style-name="T5">nel riquadro relativo a Maria Aquino</text:span></text:p>
            <text:p text:style-name="P12"/>
            <text:p text:style-name="P3"><text:span text:style-name="T4">9 Giulio esce dalla propria aria 'Amministratore'</text:span><text:span text:style-name="T3"> </text:span></text:p>
            <text:p text:style-name="P9"/>
          </table:table-cell>
        </table:table-row>
        <table:table-row table:style-name="Tabella9.4">
          <table:table-cell table:style-name="Tabella9.A2" office:value-type="string">
            <text:p text:style-name="P1"/>
          </table:table-cell>
          <table:table-cell table:style-name="Tabella9.B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16:36.18</meta:creation-date>
    <meta:editing-duration>PT22M19S</meta:editing-duration>
    <meta:editing-cycles>9</meta:editing-cycles>
    <meta:generator>LibreOffice/3.6$Windows_x86 LibreOffice_project/da8c1e6-fd468f4-454e206-f42a4a9-143cfd</meta:generator>
    <dc:date>2012-10-19T16:52:47.28</dc:date>
    <meta:document-statistic meta:table-count="1" meta:image-count="0" meta:object-count="0" meta:page-count="1" meta:paragraph-count="14" meta:word-count="124" meta:character-count="821" meta:non-whitespace-character-count="704"/>
  </office:meta>
</office:document-meta>
</file>